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c3b" officeooo:paragraph-rsid="0007a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té :</text:p>
      <text:p text:style-name="P1">2,4 : -41</text:p>
      <text:p text:style-name="P1">5 : -80</text:p>
      <text:p text:style-name="P1"/>
      <text:p text:style-name="P1">Mur : </text:p>
      <text:p text:style-name="P1">2,4 : -62</text:p>
      <text:p text:style-name="P1">5 : -80</text:p>
      <text:p text:style-name="P1"/>
      <text:p text:style-name="P1">En dessous : </text:p>
      <text:p text:style-name="P1">2,4 : - 85</text:p>
      <text:p text:style-name="P1">5 : 0</text:p>
      <text:p text:style-name="P1"/>
      <text:p text:style-name="P1">Dehors fenêtre :</text:p>
      <text:p text:style-name="P1">2,4 : -74</text:p>
      <text:p text:style-name="P1"/>
      <text:p text:style-name="P1">Test débit 2,4 :</text:p>
      <text:p text:style-name="P1">c100 : 1,28mbps</text:p>
      <text:p text:style-name="P1">c101 ; 1,10</text:p>
      <text:p text:style-name="P1">c102 : 0,8</text:p>
      <text:p text:style-name="P1"/>
      <text:p text:style-name="P1">Test débit 5 : </text:p>
      <text:p text:style-name="P1"><text:s/>c100 10,1 </text:p>
      <text:p text:style-name="P1">c101 0</text:p>
      <text:p text:style-name="P1">c102 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0:29:23.553000000</meta:creation-date>
    <dc:date>2024-11-28T10:38:10.575000000</dc:date>
    <meta:editing-duration>PT8M48S</meta:editing-duration>
    <meta:editing-cycles>1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9" meta:word-count="56" meta:character-count="189" meta:non-whitespace-character-count="147"/>
  </office:meta>
</office:document-meta>
</file>